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66cm"/>
    </style:style>
    <style:style style:name="co4" style:family="table-column">
      <style:table-column-properties fo:break-before="auto" style:column-width="3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2" table:default-cell-style-name="ce5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n Board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4" table:number-rows-spanned="1">
            <text:p>External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Component ID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Value/Desc</text:p>
          </table:table-cell>
          <table:table-cell/>
          <table:table-cell table:style-name="ce2" office:value-type="string" calcext:value-type="string">
            <text:p>Component ID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Value/Desc</text:p>
          </table:table-cell>
          <table:table-cell table:style-name="ce2" office:value-type="string" calcext:value-type="string">
            <text:p>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F Ceramic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DC Motor with encoder</text:p>
          </table:table-cell>
          <table:table-cell table:style-name="ce2" office:value-type="string" calcext:value-type="string">
            <text:p>[4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nF Ceramic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ESP32-DEVKITC-32D</text:p>
          </table:table-cell>
          <table:table-cell table:style-name="ce2" office:value-type="string" calcext:value-type="string">
            <text:p>[1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330nF Ceramic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IMU</text:p>
          </table:table-cell>
          <table:table-cell table:style-name="ce2" office:value-type="string" calcext:value-type="string">
            <text:p>[5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uF Electrolytic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Distance sensor</text:p>
          </table:table-cell>
          <table:table-cell table:style-name="ce2" office:value-type="string" calcext:value-type="string">
            <text:p>[7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470uF Electrolytic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Motor Driver</text:p>
          </table:table-cell>
          <table:table-cell table:style-name="ce2" office:value-type="string" calcext:value-type="string">
            <text:p>[9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470uF Electrolytic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[10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470uF Electrolytic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heels</text:p>
          </table:table-cell>
          <table:table-cell table:style-name="ce2" office:value-type="string" calcext:value-type="string">
            <text:p>[16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00nF Ceramic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harger</text:p>
          </table:table-cell>
          <table:table-cell table:style-name="ce2" office:value-type="string" calcext:value-type="string">
            <text:p>[18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470uF Electrolytic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Battery basket</text:p>
          </table:table-cell>
          <table:table-cell table:style-name="ce2" office:value-type="string" calcext:value-type="string">
            <text:p>[19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00nF Ceramic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oldpin 2.54mm x 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oldpin 2.54mm x 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oldpin 2.54mm x 2</text:p>
          </table:table-cell>
          <table:table-cell table:number-columns-repeated="2"/>
          <table:table-cell office:value-type="string" calcext:value-type="string" table:number-columns-spanned="3" table:number-rows-spanned="5">
            <text:p>Note: look into the HW_Desc for ref</text:p>
          </table:table-cell>
          <table:covered-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oldpin 2.54mm x 2</text:p>
          </table:table-cell>
          <table:table-cell table:number-columns-repeated="2"/>
          <table:covered-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4k7 250mW</text:p>
          </table:table-cell>
          <table:table-cell table:number-columns-repeated="2"/>
          <table:covered-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4k7 250mW</text:p>
          </table:table-cell>
          <table:table-cell table:number-columns-repeated="2"/>
          <table:covered-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k 250mW</text:p>
          </table:table-cell>
          <table:table-cell table:number-columns-repeated="2"/>
          <table:covered-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0k 250mW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0k 250mW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0k 250mW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SP32-DEVKITC-32D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onnector x 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F33CV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7805CV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Goldpin 2.54mm x 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Goldpin 2.54mm x 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Goldpin 2.54mm x 4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Goldpin 2.54mm x 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Goldpin 2.54mm x 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Goldpin 2.54mm x 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Goldpin 2.54mm x 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Goldpin 2.54mm x 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Goldpin 2.54mm x 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level shifter BOB-1200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level shifter BOB-12009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level shifter BOB-12009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4"/>
          <table:table-cell table:style-name="ce5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ce5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ce5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3:09:21.536338525</meta:creation-date>
    <meta:generator>LibreOffice/7.3.7.2$Linux_X86_64 LibreOffice_project/30$Build-2</meta:generator>
    <dc:date>2024-04-03T13:33:07.069524848</dc:date>
    <meta:editing-duration>PT12M30S</meta:editing-duration>
    <meta:editing-cycles>5</meta:editing-cycles>
    <meta:document-statistic meta:table-count="1" meta:cell-count="154" meta:object-count="0"/>
  </office:meta>
</office:document-meta>
</file>